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fo:font-size="11.5pt" style:font-size-asian="11.5pt"/>
    </style:style>
    <style:style style:name="P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style:font-size-asian="11.5pt"/>
    </style:style>
    <style:style style:name="P3" style:family="paragraph" style:parent-style-name="Default">
      <style:paragraph-properties fo:margin-left="0cm" fo:margin-right="0cm" fo:margin-top="0cm" fo:margin-bottom="0.21cm" style:contextual-spacing="false" fo:text-indent="0cm" style:auto-text-indent="false"/>
      <style:text-properties fo:font-size="11.5pt" style:font-size-asian="11.5pt"/>
    </style:style>
    <style:style style:name="P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officeooo:paragraph-rsid="0013cdee" style:font-size-asian="11.5pt"/>
    </style:style>
    <style:style style:name="P5" style:family="paragraph" style:parent-style-name="Standard">
      <style:paragraph-properties fo:margin-left="0cm" fo:margin-right="0cm" fo:margin-top="0cm" fo:margin-bottom="0.21cm" style:contextual-spacing="false" fo:text-indent="0cm" style:auto-text-indent="false"/>
      <style:text-properties fo:font-size="11.5pt" officeooo:paragraph-rsid="0013cdee" style:font-size-asian="11.5pt"/>
    </style:style>
    <style:style style:name="P6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officeooo:paragraph-rsid="001a78ac" style:font-size-asian="11.5pt"/>
    </style:style>
    <style:style style:name="P7" style:family="paragraph" style:parent-style-name="Default">
      <style:text-properties officeooo:rsid="000fa295" officeooo:paragraph-rsid="000fa295"/>
    </style:style>
    <style:style style:name="P8" style:family="paragraph" style:parent-style-name="Standard">
      <style:text-properties officeooo:rsid="000fa295" officeooo:paragraph-rsid="000fa295"/>
    </style:style>
    <style:style style:name="P9" style:family="paragraph" style:parent-style-name="Standard">
      <style:text-properties officeooo:rsid="000fa295"/>
    </style:style>
    <style:style style:name="P10" style:family="paragraph" style:parent-style-name="Default">
      <style:text-properties officeooo:rsid="000fa295" officeooo:paragraph-rsid="0013cdee"/>
    </style:style>
    <style:style style:name="P11" style:family="paragraph" style:parent-style-name="Standard">
      <style:text-properties officeooo:rsid="000fa295" officeooo:paragraph-rsid="0013cdee"/>
    </style:style>
    <style:style style:name="P12" style:family="paragraph" style:parent-style-name="Standard">
      <style:text-properties officeooo:rsid="000fa295" officeooo:paragraph-rsid="0015acd1"/>
    </style:style>
    <style:style style:name="P13" style:family="paragraph" style:parent-style-name="Standard">
      <style:text-properties officeooo:rsid="000fa295" officeooo:paragraph-rsid="001a78ac"/>
    </style:style>
    <style:style style:name="P14" style:family="paragraph" style:parent-style-name="Standard">
      <style:text-properties officeooo:rsid="000fa295" officeooo:paragraph-rsid="001be369"/>
    </style:style>
    <style:style style:name="P15" style:family="paragraph" style:parent-style-name="Standard">
      <style:text-properties officeooo:rsid="000fa295" officeooo:paragraph-rsid="001ea7ee"/>
    </style:style>
    <style:style style:name="P16" style:family="paragraph" style:parent-style-name="Standard">
      <style:text-properties officeooo:rsid="00101a9c"/>
    </style:style>
    <style:style style:name="P17" style:family="paragraph" style:parent-style-name="Standard">
      <style:text-properties officeooo:rsid="00101a9c" officeooo:paragraph-rsid="00101a9c"/>
    </style:style>
    <style:style style:name="P18" style:family="paragraph" style:parent-style-name="Standard">
      <style:text-properties officeooo:rsid="00101a9c" officeooo:paragraph-rsid="0013cdee"/>
    </style:style>
    <style:style style:name="P19" style:family="paragraph" style:parent-style-name="Standard">
      <style:text-properties officeooo:rsid="00101a9c" officeooo:paragraph-rsid="001be369"/>
    </style:style>
    <style:style style:name="P20" style:family="paragraph" style:parent-style-name="Standard">
      <style:text-properties officeooo:rsid="0011e808"/>
    </style:style>
    <style:style style:name="P21" style:family="paragraph" style:parent-style-name="Standard">
      <style:text-properties officeooo:rsid="0011e808" officeooo:paragraph-rsid="0013cdee"/>
    </style:style>
    <style:style style:name="P22" style:family="paragraph" style:parent-style-name="Standard">
      <style:text-properties officeooo:rsid="0011e808" officeooo:paragraph-rsid="001be369"/>
    </style:style>
    <style:style style:name="P23" style:family="paragraph" style:parent-style-name="Standard">
      <style:text-properties officeooo:rsid="0012f8ad" officeooo:paragraph-rsid="0012f8ad"/>
    </style:style>
    <style:style style:name="P24" style:family="paragraph" style:parent-style-name="Standard">
      <style:text-properties officeooo:rsid="0012f8ad" officeooo:paragraph-rsid="0013cdee"/>
    </style:style>
    <style:style style:name="P25" style:family="paragraph" style:parent-style-name="Standard">
      <style:text-properties officeooo:rsid="0012f8ad" officeooo:paragraph-rsid="001be369"/>
    </style:style>
    <style:style style:name="P26" style:family="paragraph" style:parent-style-name="Standard">
      <style:paragraph-properties fo:margin-left="0cm" fo:margin-right="0cm" fo:margin-top="0cm" fo:margin-bottom="0.109cm" style:contextual-spacing="false" fo:text-indent="0cm" style:auto-text-indent="false"/>
      <style:text-properties officeooo:rsid="0012f8ad" officeooo:paragraph-rsid="001be369"/>
    </style:style>
    <style:style style:name="P27" style:family="paragraph" style:parent-style-name="Default">
      <style:paragraph-properties fo:margin-left="0cm" fo:margin-right="0cm" fo:margin-top="0cm" fo:margin-bottom="0.109cm" style:contextual-spacing="false" fo:text-indent="0cm" style:auto-text-indent="false"/>
    </style:style>
    <style:style style:name="P28" style:family="paragraph" style:parent-style-name="Standard">
      <style:text-properties officeooo:rsid="0013cdee" officeooo:paragraph-rsid="0013cdee"/>
    </style:style>
    <style:style style:name="P29" style:family="paragraph" style:parent-style-name="Default">
      <style:paragraph-properties fo:margin-left="0cm" fo:margin-right="0cm" fo:margin-top="0cm" fo:margin-bottom="0.109cm" style:contextual-spacing="false" fo:text-indent="0cm" style:auto-text-indent="false"/>
      <style:text-properties officeooo:paragraph-rsid="001a78ac"/>
    </style:style>
    <style:style style:name="P30" style:family="paragraph" style:parent-style-name="Standard">
      <style:text-properties fo:font-weight="bold" officeooo:rsid="0013cdee" officeooo:paragraph-rsid="0013cdee" fo:background-color="#ffff00" style:font-weight-asian="bold" style:font-weight-complex="bold"/>
    </style:style>
    <style:style style:name="P31" style:family="paragraph" style:parent-style-name="Standard">
      <style:text-properties fo:font-weight="bold" officeooo:rsid="001a78ac" officeooo:paragraph-rsid="001a78ac" fo:background-color="#ffff00" style:font-weight-asian="bold" style:font-weight-complex="bold"/>
    </style:style>
    <style:style style:name="P32" style:family="paragraph" style:parent-style-name="Standard">
      <style:text-properties officeooo:rsid="001a78ac" officeooo:paragraph-rsid="001a78ac"/>
    </style:style>
    <style:style style:name="P33" style:family="paragraph" style:parent-style-name="Default">
      <style:paragraph-properties fo:margin-left="0cm" fo:margin-right="0cm" fo:margin-top="0cm" fo:margin-bottom="0.109cm" style:contextual-spacing="false" fo:text-indent="0cm" style:auto-text-indent="false"/>
      <style:text-properties fo:color="#000000" loext:opacity="100%" style:text-line-through-style="none" style:text-line-through-type="none" style:font-name="Arial" fo:font-size="11.5pt" style:text-underline-style="none" officeooo:rsid="001a78ac" officeooo:paragraph-rsid="001a78ac" style:font-size-asian="11.5pt"/>
    </style:style>
    <style:style style:name="P34" style:family="paragraph" style:parent-style-name="Standard">
      <style:text-properties officeooo:rsid="0012f8ad" officeooo:paragraph-rsid="0013cdee"/>
    </style:style>
    <style:style style:name="P35" style:family="paragraph" style:parent-style-name="Standard">
      <style:text-properties officeooo:rsid="002235c0" officeooo:paragraph-rsid="002235c0"/>
    </style:style>
    <style:style style:name="P36" style:family="paragraph" style:parent-style-name="Standard">
      <style:text-properties fo:font-weight="bold" officeooo:rsid="001a78ac" officeooo:paragraph-rsid="001a78ac" fo:background-color="#ffff00" style:font-weight-asian="bold" style:font-weight-complex="bold"/>
    </style:style>
    <style:style style:name="T1" style:family="text">
      <style:text-properties officeooo:rsid="00101a9c"/>
    </style:style>
    <style:style style:name="T2" style:family="text">
      <style:text-properties officeooo:rsid="0011e808"/>
    </style:style>
    <style:style style:name="T3" style:family="text">
      <style:text-properties fo:font-size="11.5pt" style:font-size-asian="11.5pt"/>
    </style:style>
    <style:style style:name="T4" style:family="text">
      <style:text-properties fo:font-size="11.5pt" officeooo:rsid="001a78ac" style:font-size-asian="11.5pt"/>
    </style:style>
    <style:style style:name="T5" style:family="text">
      <style:text-properties officeooo:rsid="0013cdee"/>
    </style:style>
    <style:style style:name="T6" style:family="text">
      <style:text-properties style:font-name="Arial" fo:font-size="11.5pt" style:font-size-asian="11.5pt"/>
    </style:style>
    <style:style style:name="T7" style:family="text">
      <style:text-properties style:font-name="Arial" fo:font-size="11.5pt" officeooo:rsid="001a78ac" style:font-size-asian="11.5pt"/>
    </style:style>
    <style:style style:name="T8" style:family="text">
      <style:text-properties officeooo:rsid="0014aac1"/>
    </style:style>
    <style:style style:name="T9" style:family="text">
      <style:text-properties officeooo:rsid="00158af1"/>
    </style:style>
    <style:style style:name="T10" style:family="text">
      <style:text-properties officeooo:rsid="0015acd1"/>
    </style:style>
    <style:style style:name="T11" style:family="text">
      <style:text-properties officeooo:rsid="0015f1a4"/>
    </style:style>
    <style:style style:name="T12" style:family="text">
      <style:text-properties officeooo:rsid="0017680d"/>
    </style:style>
    <style:style style:name="T13" style:family="text">
      <style:text-properties style:text-line-through-style="none" style:text-line-through-type="none" style:font-name="Arial" fo:font-size="11.5pt" style:text-underline-style="none" officeooo:rsid="001a78ac" style:font-size-asian="11.5pt"/>
    </style:style>
    <style:style style:name="T14" style:family="text">
      <style:text-properties fo:color="#000000" loext:opacity="100%" style:font-name="Arial" fo:font-size="11.5pt" officeooo:rsid="001a78ac" style:font-size-asian="11.5pt"/>
    </style:style>
    <style:style style:name="T15" style:family="text">
      <style:text-properties fo:color="#000000" loext:opacity="100%" style:font-name="Arial" officeooo:rsid="001a78ac"/>
    </style:style>
    <style:style style:name="T16" style:family="text">
      <style:text-properties fo:color="#000000" loext:opacity="100%" style:text-line-through-style="none" style:text-line-through-type="none" style:font-name="Arial" fo:font-size="11.5pt" style:text-underline-style="none" officeooo:rsid="001a78ac" style:font-size-asian="11.5pt"/>
    </style:style>
    <style:style style:name="T17" style:family="text">
      <style:text-properties fo:color="#000000" loext:opacity="100%" style:text-line-through-style="none" style:text-line-through-type="none" style:font-name="Arial" fo:font-size="11.5pt" style:text-underline-style="none" officeooo:rsid="0017680d" style:font-size-asian="11.5pt"/>
    </style:style>
    <style:style style:name="T18" style:family="text">
      <style:text-properties officeooo:rsid="001be369"/>
    </style:style>
    <style:style style:name="T19" style:family="text">
      <style:text-properties officeooo:rsid="001d6f59"/>
    </style:style>
    <style:style style:name="T20" style:family="text">
      <style:text-properties officeooo:rsid="001ea7ee"/>
    </style:style>
    <style:style style:name="T21" style:family="text">
      <style:text-properties officeooo:rsid="001fe3b7"/>
    </style:style>
    <style:style style:name="T22" style:family="text">
      <style:text-properties officeooo:rsid="00212450"/>
    </style:style>
    <style:style style:name="T23" style:family="text">
      <style:text-properties officeooo:rsid="0012f8ad"/>
    </style:style>
    <style:style style:name="T24" style:family="text">
      <style:text-properties officeooo:rsid="0022b1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Ejercicio 1:</text:p>
      <text:p text:style-name="P28"/>
      <text:p text:style-name="P8">Oficial de 1ª (trabajador mensual)</text:p>
      <text:p text:style-name="P7"/>
      <text:p text:style-name="P2">▪ Salario base: 1000,00 €. </text:p>
      <text:p text:style-name="P1"/>
      <text:p text:style-name="P3">▪ Plus de nocturnidad: 150,00 €. </text:p>
      <text:p text:style-name="P3">▪ Horas extraordinarias: 180 €. </text:p>
      <text:p text:style-name="P3">▪ Horas extraordinarias de fuerza mayor: 120 €. </text:p>
      <text:p text:style-name="P2">▪ Retención IRPF el 11%</text:p>
      <text:p text:style-name="P8"/>
      <text:p text:style-name="P9">- Salario bruto = 1000€ + 150€ + 180€ + 120€ + (1000 * 2) / 12 = 1616,67€</text:p>
      <text:p text:style-name="P9"/>
      <text:p text:style-name="P9">- BCCC → 1000€ + 150€ + 166,67€ = 1316,67 €</text:p>
      <text:p text:style-name="P9">- BCHE → 180€ + 120€ = 300€</text:p>
      <text:p text:style-name="P9">- BCCP → BCCC + BCHE = 1616,67€</text:p>
      <text:p text:style-name="P9"/>
      <text:p text:style-name="P17">BCCC:</text:p>
      <text:p text:style-name="P9">- <text:span text:style-name="T1">Contingencias Comunes (4,7%) = 61,88€</text:span></text:p>
      <text:p text:style-name="P9">- <text:span text:style-name="T1">MEI (0,12%) = 1,58€</text:span></text:p>
      <text:p text:style-name="P16">TOTAL = 63,46€</text:p>
      <text:p text:style-name="P17"/>
      <text:p text:style-name="P17">BCHE:</text:p>
      <text:p text:style-name="P17">- HE ord. (4,7%) = <text:span text:style-name="T2">8,46€</text:span></text:p>
      <text:p text:style-name="P17">- <text:span text:style-name="T2">HE FM (2,00%) = 2,4€</text:span></text:p>
      <text:p text:style-name="P17">TOTAL = <text:span text:style-name="T2">10,86€</text:span></text:p>
      <text:p text:style-name="P17"/>
      <text:p text:style-name="P17">BCCP:</text:p>
      <text:p text:style-name="P9">- <text:span text:style-name="T2">Desempleo (trabajador mensual, no indef.) (1,6%) = 25,87€</text:span></text:p>
      <text:p text:style-name="P9">- <text:span text:style-name="T2">Formación profesional (0,10%) = 1,62€</text:span></text:p>
      <text:p text:style-name="P20">TOTAL = 27,49€</text:p>
      <text:p text:style-name="P20"/>
      <text:p text:style-name="P23">Total a ingresar = 101,81€</text:p>
      <text:p text:style-name="P23"/>
      <text:p text:style-name="P23">IRPF (11%) = 177,83€</text:p>
      <text:p text:style-name="P23"/>
      <text:p text:style-name="P23">Salario neto (bruto – deducciones SS – IRPF) = 1337,03€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<text:soft-page-break/>Ejercicio 2:</text:p>
      <text:p text:style-name="P28"/>
      <text:p text:style-name="P11"><text:span text:style-name="T5">Arquitecto</text:span> (trabajador mensual, <text:span text:style-name="T5">temporal, jornada completa</text:span>) , <text:span text:style-name="T8">nómina de febrero (no paga extra)</text:span></text:p>
      <text:p text:style-name="P10"/>
      <text:p text:style-name="P4">▪ Salario base: 1000,00 €. </text:p>
      <text:p text:style-name="P4">▪ <text:span text:style-name="T5">Antigüedad</text:span>: 0,00 €. </text:p>
      <text:p text:style-name="P27"><text:span text:style-name="T3">• </text:span><text:span text:style-name="T6">Prendas de trabajo: 60 €. </text:span></text:p>
      <text:p text:style-name="P27"><text:span text:style-name="T3">• </text:span><text:span text:style-name="T6">Otras horas extraordinarias:100 €. </text:span></text:p>
      <text:p text:style-name="P27"><text:span text:style-name="T3">• </text:span><text:span text:style-name="T6">Gastos de locomoción: ha realizado 200 km, que le han compensado a 0,19 €/km. </text:span></text:p>
      <text:p text:style-name="P27"><text:span text:style-name="T3">• </text:span><text:span text:style-name="T6">Percibe anualmente dos pagas extraordinarias, en cómputo anual, siendo cada una de un importe igual a la suma del sueldo base más la antigüedad. </text:span></text:p>
      <text:p text:style-name="P27"><text:span text:style-name="T3">• </text:span><text:span text:style-name="T6">Retención a cuenta del IRPF: 7 %. </text:span></text:p>
      <text:p text:style-name="P2">• AT y EP: 1%</text:p>
      <text:p text:style-name="P5"/>
      <text:p text:style-name="P11"/>
      <text:p text:style-name="P11">- Salario bruto = 1000€ +<text:span text:style-name="T8"> 60€ + 100€ </text:span><text:span text:style-name="T9">+ 200 * 0,</text:span><text:span text:style-name="T18">19</text:span><text:span text:style-name="T9"> = </text:span><text:span text:style-name="T18">1</text:span><text:span text:style-name="T21">1</text:span><text:span text:style-name="T19">98</text:span><text:span text:style-name="T10">€</text:span></text:p>
      <text:p text:style-name="P11"/>
      <text:p text:style-name="P12">- BCCC → 1000€<text:span text:style-name="T8"> </text:span><text:span text:style-name="T9"><text:s/></text:span><text:span text:style-name="T22">+ (1000€ * 2 /12)</text:span><text:span text:style-name="T9">= </text:span><text:span text:style-name="T19">1</text:span><text:span text:style-name="T22">166,67</text:span><text:span text:style-name="T19">€</text:span></text:p>
      <text:p text:style-name="P11">- BCHE <text:span text:style-name="T24">(ord.)</text:span>→ <text:span text:style-name="T10">100€</text:span></text:p>
      <text:p text:style-name="P11">- BCCP → <text:span text:style-name="T10">BCCC + BCHE = </text:span><text:span text:style-name="T19">1</text:span><text:span text:style-name="T21">1</text:span><text:span text:style-name="T22">66,67</text:span><text:span text:style-name="T10">€</text:span></text:p>
      <text:p text:style-name="P11"/>
      <text:p text:style-name="P18">BCCC:</text:p>
      <text:p text:style-name="P11">- <text:span text:style-name="T1">Contingencias Comunes (4,7%) = </text:span><text:span text:style-name="T10">€</text:span></text:p>
      <text:p text:style-name="P11">- <text:span text:style-name="T1">MEI (0,12%) = </text:span><text:span text:style-name="T19">€</text:span></text:p>
      <text:p text:style-name="P18">TOTAL = <text:span text:style-name="T10">€</text:span></text:p>
      <text:p text:style-name="P18"/>
      <text:p text:style-name="P18">BCHE:</text:p>
      <text:p text:style-name="P18">- HE ord. (4,7%) = <text:span text:style-name="T10">4,7€</text:span></text:p>
      <text:p text:style-name="P18">- <text:span text:style-name="T2">HE FM (2,00%) = </text:span><text:span text:style-name="T10">0€ (no hay HE FM)</text:span></text:p>
      <text:p text:style-name="P18">TOTAL = <text:span text:style-name="T10">4,7€</text:span></text:p>
      <text:p text:style-name="P18"/>
      <text:p text:style-name="P18">BCCP:</text:p>
      <text:p text:style-name="P11">- <text:span text:style-name="T2">Desempleo (trabajador mensual, no indef.) (1,6%) = </text:span><text:span text:style-name="T11">€</text:span></text:p>
      <text:p text:style-name="P11">- <text:span text:style-name="T2">Formación profesional (0,10%) = </text:span><text:span text:style-name="T12">€</text:span></text:p>
      <text:p text:style-name="P21">TOTAL = <text:span text:style-name="T12">€</text:span></text:p>
      <text:p text:style-name="P24"/>
      <text:p text:style-name="P35">BIRPF (<text:span text:style-name="T23">IRPF (</text:span><text:span text:style-name="T9">7</text:span><text:span text:style-name="T23">%) </text:span>) = <text:span text:style-name="T24">Total Devengado – Complementos exentos de tributación</text:span></text:p>
      <text:p text:style-name="P24"/>
      <text:p text:style-name="P24"/>
      <text:p text:style-name="P24">Salario neto (bruto – deducciones SS – IRPF) = <text:span text:style-name="T12">1440€ – 93,77€ - 100,8€ = 1245,43€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/>
      <text:p text:style-name="P31"><text:soft-page-break/>Ejercicio 3:</text:p>
      <text:p text:style-name="P32"/>
      <text:p text:style-name="P32">a) Dos pagas de 1200€ / año → 1200 * 2 / 12 = 200€/mes</text:p>
      <text:p text:style-name="P32"/>
      <text:p text:style-name="P32">b) Además una paga de 800€ / año → (1200 * 2 + 800 ) / 12 = 266,67€ / mes</text:p>
      <text:p text:style-name="P32"/>
      <text:p text:style-name="P32"/>
      <text:p text:style-name="P31">Ejercicio 4: </text:p>
      <text:p text:style-name="P13"/>
      <text:p text:style-name="P6">▪ Salario base: 1000,00 €. </text:p>
      <text:p text:style-name="P6">▪ <text:span text:style-name="T5">Antigüedad</text:span>: <text:span text:style-name="T15">48</text:span> €. </text:p>
      <text:p text:style-name="P29"><text:span text:style-name="T4">• </text:span><text:span text:style-name="T14">Incentivos</text:span><text:span text:style-name="T7">: 120 €.</text:span></text:p>
      <text:p text:style-name="P29"><text:span text:style-name="T7">• </text:span><text:span text:style-name="T13">Percibe </text:span><text:span text:style-name="T16">anualmente dos pagas extraordinarias, siendo cada una del sueldo </text:span></text:p>
      <text:p text:style-name="P33">base más la antigüedad.</text:p>
      <text:p text:style-name="P33"/>
      <text:p text:style-name="P14">- Salario bruto = 1000€ + <text:span text:style-name="T18">48</text:span><text:span text:style-name="T8">€ + </text:span><text:span text:style-name="T18">120</text:span><text:span text:style-name="T8">€ </text:span><text:span text:style-name="T20">= 1168€</text:span></text:p>
      <text:p text:style-name="P14"/>
      <text:p text:style-name="P15">- BCCC → 1000€ + <text:span text:style-name="T18">48</text:span><text:span text:style-name="T8">€ + </text:span><text:span text:style-name="T18">120</text:span><text:span text:style-name="T8">€ </text:span><text:span text:style-name="T20">= 1168€</text:span></text:p>
      <text:p text:style-name="P14">- BCHE → <text:span text:style-name="T20">0</text:span><text:span text:style-name="T10">€</text:span></text:p>
      <text:p text:style-name="P14">- BCCP → <text:span text:style-name="T10">BCCC + BCHE = </text:span><text:span text:style-name="T20">1168</text:span><text:span text:style-name="T10">€</text:span></text:p>
      <text:p text:style-name="P14"/>
      <text:p text:style-name="P19">BCCC:</text:p>
      <text:p text:style-name="P14">- <text:span text:style-name="T1">Contingencias Comunes (4,7%) = </text:span><text:span text:style-name="T10">€</text:span></text:p>
      <text:p text:style-name="P14">- <text:span text:style-name="T1">MEI (0,12%) = </text:span><text:span text:style-name="T10">€</text:span></text:p>
      <text:p text:style-name="P19">TOTAL = <text:span text:style-name="T10">€</text:span></text:p>
      <text:p text:style-name="P19"/>
      <text:p text:style-name="P19">BCHE: <text:span text:style-name="T20">(no hay)</text:span></text:p>
      <text:p text:style-name="P19">- HE ord. (4,7%) = <text:span text:style-name="T20">0</text:span><text:span text:style-name="T10">€</text:span></text:p>
      <text:p text:style-name="P19">- <text:span text:style-name="T2">HE FM (2,00%) = </text:span><text:span text:style-name="T10">0€ </text:span></text:p>
      <text:p text:style-name="P19">TOTAL = <text:span text:style-name="T20">0</text:span><text:span text:style-name="T10">€</text:span></text:p>
      <text:p text:style-name="P19"/>
      <text:p text:style-name="P19">BCCP:</text:p>
      <text:p text:style-name="P14">- <text:span text:style-name="T2">Desempleo (trabajador mensual, no indef.) (1,6%) = </text:span><text:span text:style-name="T11">€</text:span></text:p>
      <text:p text:style-name="P14">- <text:span text:style-name="T2">Formación profesional (0,10%) = </text:span><text:span text:style-name="T12">€</text:span></text:p>
      <text:p text:style-name="P22">TOTAL = <text:span text:style-name="T12">€</text:span></text:p>
      <text:p text:style-name="P22"/>
      <text:p text:style-name="P25">Total a ingresar = <text:span text:style-name="T12">€</text:span></text:p>
      <text:p text:style-name="P25"/>
      <text:p text:style-name="P25">IRPF (%) = <text:span text:style-name="T12">€</text:span></text:p>
      <text:p text:style-name="P25"/>
      <text:p text:style-name="P26"><text:span text:style-name="T16">Salario neto (bruto – deducciones SS – IRPF) = </text:span><text:span text:style-name="T17">€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nline2PDF.com</meta:initial-creator>
    <meta:creation-date>2024-02-16T08:54:00</meta:creation-date>
    <dc:date>2024-02-20T12:58:34.682000000</dc:date>
    <meta:editing-duration>PT2H16M45S</meta:editing-duration>
    <meta:editing-cycles>14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82" meta:word-count="522" meta:character-count="2539" meta:non-whitespace-character-count="2074"/>
  </office:meta>
</office:document-meta>
</file>